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6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T1" style:family="text">
      <style:text-properties fo:font-size="14pt" style:font-name="Liberation Sans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4pt" style:font-name="Liberation Sans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7" table:number-columns-repeated="1011" table:default-cell-style-name="ce4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7ZIT6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44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7ZIT6 </text:p>
          </table:table-cell>
          <table:table-cell office:value-type="string" calcext:value-type="string">
            <text:p>n\a</text:p>
          </table:table-cell>
          <table:table-cell office:value-type="float" office:value="16.37" calcext:value-type="float">
            <text:p>16.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RV1, DRV2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SCNT, SWD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CV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,Q2,Q3,Q4,Q5,Q6,Q6,Q7,Q8,Q9,Q10,Q11,Q1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N_TR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USCNT1, SWD1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4,C5,C6,,C7,C11,C12,C13,C26,C27,C28,C29,C30,C31,C38,C39,C40,C49,C50,C51,C52,C53,C54,C55,C56,C57,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, C3,C85,C86,C87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pan text:style-name="T1">C1,C8,C64,C65,C8,C9,C10,</text:span><text:span text:style-name="T2">C74 C75 C76 C77 C78 C79 C80 C81 C82 C83,C84</text:span>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3-AS0805KKX7R0BB104</text:p>
          </table:table-cell>
          <table:table-cell office:value-type="string" calcext:value-type="string">
            <text:p>n\a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,R7,R8,R9,R10,R11,R12,R13,R14,R15,R16,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,R31,R32,R33,R34,R35,R36 <text:s text:c="9"/>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\a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72,C73</text:p>
          </table:table-cell>
          <table:table-cell office:value-type="string" calcext:value-type="string">
            <text:p>0-10v</text:p>
          </table:table-cell>
          <table:table-cell office:value-type="string" calcext:value-type="string">
            <text:p>LMK325ABJ107MM-T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ceram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3-LMK325ABJ107MM-T </text:p>
          </table:table-cell>
          <table:table-cell office:value-type="string" calcext:value-type="string">
            <text:p>n\a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4,R4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5,R4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5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6,R4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,R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5,C46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3,C44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7,C4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70,C7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58 C59 C60 C61 C62 C63 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GA2B3X7R1E224K050BE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0-CG2B3X7R1E224KBE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9,R50, R52,R52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37 R38 R39 R40 R41 R42 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1,D2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,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MEG6010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18,R19,R20,R21,R22,R23,R5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4,R25,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ter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4,C15,C16,C17,C18,C19,C20,C21,C22, <text:s/>C23,C24, C25,C66,C67,C68,C69,C88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S1,CS2,CS3,CS4,CS5,CS6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2 C33 C34 C35 C36 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1,C42</text:p>
          </table:table-cell>
          <table:table-cell office:value-type="string" calcext:value-type="string">
            <text:p>0-63 V</text:p>
          </table:table-cell>
          <table:table-cell office:value-type="string" calcext:value-type="string">
            <text:p><text:s/>EEV-FK1J681M 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680uf 63 volts, aluminum Electrolyt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EV-FK1J681M</text:p>
          </table:table-cell>
          <table:table-cell office:value-type="string" calcext:value-type="string">
            <text:p>n\a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G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3</text:p>
          </table:table-cell>
          <table:table-cell table:style-name="ce8" office:value-type="string" calcext:value-type="string">
            <text:p>LED Green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G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R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4</text:p>
          </table:table-cell>
          <table:table-cell table:style-name="ce8" office:value-type="string" calcext:value-type="string">
            <text:p>LED Red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R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9"/>
          <table:table-cell table:formula="of:=SUMPRODUCT([.G$1:.G$1048576];[.J$1:.J$1048576])" office:value-type="float" office:value="150.725" calcext:value-type="float">
            <text:p>150.725</text:p>
          </table:table-cell>
          <table:table-cell table:number-columns-repeated="1013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2:43:51.239875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06-19T12:49:01.616257573</dc:date>
    <meta:editing-duration>P2DT52M35S</meta:editing-duration>
    <meta:editing-cycles>100</meta:editing-cycles>
    <meta:generator>LibreOffice/6.2.4.2$Linux_X86_64 LibreOffice_project/20$Build-2</meta:generator>
    <meta:document-statistic meta:table-count="1" meta:cell-count="464" meta:object-count="0"/>
  </office:meta>
</office:document-meta>
</file>